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51cm" style:rel-column-width="16383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2"/>
    <style:style style:name="P2" style:family="paragraph" style:parent-style-name="Standard" style:list-style-name="L5"/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paragraph-properties fo:margin-top="0.199cm" fo:margin-bottom="0.21cm"/>
    </style:style>
    <style:style style:name="P6" style:family="paragraph" style:parent-style-name="Text_20_body" style:master-page-name="">
      <style:paragraph-properties fo:margin-top="0.3cm" fo:margin-bottom="0.31cm" style:page-number="auto" fo:background-color="#ffff00" fo:padding="0.049cm" fo:border="0.088cm solid #800000" style:shadow="none">
        <style:background-image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ARIE</text:h>
      <text:p text:style-name="Text_20_body">Il programma deve girare anche senza i permessi di amministratore.</text:p>
      <text:p text:style-name="Text_20_body">La giornata lavorativa termina alle 5 della mattina. Quindi se acquisisco foto alle ore 2, vanno nell'archivio del giorno prima. Anche nei report dovrà figuare tutto nel giorno precedente.</text:p>
      <text:h text:style-name="Heading_20_1" text:outline-level="1">DATABASE</text:h>
      <text:p text:style-name="Text_20_body">La procedura dovrà prevedere il funzionamento sia con un database embedded (Sql-Server CE Compact Edition) che con una versione server dedicato come Sql-Server oppure MySql.</text:p>
      <text:h text:style-name="Heading_20_1" text:outline-level="1">SETTAGGI UTENTE</text:h>
      <text:p text:style-name="Text_20_body">Alcuni settaggi ed opzioni del programma, sono modificabili dall'utente. Per tanto occorre prevedere una apposita gestione. Alcuni settaggi sono protetti da password in modo da evitare la manomissione.</text:p>
      <text:p text:style-name="Text_20_body">Prevedere una funzione di import/export della configurazione per poterla replicare velocemente in un altro computer.</text:p>
      <text:h text:style-name="Heading_20_1" text:outline-level="1">SCARICO RULLINI</text:h>
      <text:p text:style-name="Text_20_body">La flash card deve essere rilevata automaticamente. Non è necessario configurare le lettere delle unità da ascoltare.</text:p>
      <text:p text:style-name="Text_20_body">Lo <text:span text:style-name="T1">scaricamento</text:span> dei rullini deve avvenire<text:span text:style-name="T3"> </text:span><text:span text:style-name="T4">in background</text:span> modo da NON bloccare l'utente che deve continuare a lavorare.</text:p>
      <text:p text:style-name="Text_20_body">Lo scaricamento dei rullini deve essere <text:span text:style-name="T1">molto rapido</text:span>. Una volta inserita la flash card, si devono trasferire solo i files sull'hard disk. Subito va liberata la card per poter mandare via il fotografo.</text:p>
      <text:p text:style-name="Text_20_body">Le successive <text:span text:style-name="T1">operazioni di elaborazione</text:span> vanno effettuate <text:span text:style-name="T1">in background</text:span>.</text:p>
      <text:p text:style-name="Text_20_body">Tutte le foto scaricate vanno memorizzate in una apposita tabella per i report di controllo (Giorno/Operatore/Totale foto scaricate)</text:p>
      <text:p text:style-name="Text_20_body">La flashcard può essere battezzata con un file dove memorizzare l'ID del fotografo in modo da poterlo riproporre velocemente.</text:p>
      <text:h text:style-name="Heading_20_1" text:outline-level="1">ARCHIVIAZIONE</text:h>
      <text:p text:style-name="Text_20_body">Le foto vanno archiviate in una cartella configurabile con questa struttura:</text:p>
      <text:p text:style-name="Text_20_body">root &gt; 2011-12-31 &gt; FOTOGRAFO &gt; .Thumb</text:p>
      <text:p text:style-name="P3">root<text:tab/><text:tab/>= la cartella di partenza configurabile nei settaggi utente.</text:p>
      <text:p text:style-name="P3">2011-12-31<text:tab/>= la cartella del giorno lavorativo</text:p>
      <text:p text:style-name="P3">FOTOGRAFO= la cartella con l'IDentificativo del fotografo</text:p>
      <text:p text:style-name="P3">.Thumb<text:tab/>= la cartella contenente i provini</text:p>
      <text:p text:style-name="P5">La cartella deve essere protetta in qualche modo cosicché l'operatore non possa accedervi dall'esplora risorse di windows.</text:p>
      <text:p text:style-name="P5">Le foto non dovrebbero essere rinominate. Cerchiamo di mantenere il nome originale.</text:p>
      <text:h text:style-name="Heading_20_2" text:outline-level="2"><text:soft-page-break/>Numerazione</text:h>
      <text:p text:style-name="Text_20_body">Le foto vanno numerate in modo da permettere al cliente di ordinare la sua foto.</text:p>
      <text:p text:style-name="Text_20_body">La numerazione è automatica e progressiva con un solo numero intero che viene riazzerato ad ogni giornata. La numerazione è univoca, anche al cambiare dell'operatore.<text:line-break/>In pratica il numero è relativo al giorno e non all'operatore.</text:p>
      <text:p text:style-name="Text_20_body"/>
      <text:h text:style-name="Heading_20_2" text:outline-level="2">Eliminare rullini vecchi</text:h>
      <text:p text:style-name="Text_20_body">Trascorso un periodo di tempo configurabile di giorni, la procedura propone la cancellazione di rullini vecchi. Se l'utente conferma, vengono rimosse tutte le foto da disco e le informazioni sul database non più utili.</text:p>
      <text:h text:style-name="Heading_20_2" text:outline-level="2">Provini</text:h>
      <text:p text:style-name="Text_20_body">I provini devono essere molto piccoli per permettere elaborazioni veloci (circa 300 o 400 pixel non di più).</text:p>
      <text:p text:style-name="Text_20_body">Per poter visualizzare 1 foto a schermo pieno, dobbiamo probabilmente creare anche un secondo provino della dimensione adatta da un monitor (circa 1024 oppure 1280).</text:p>
      <text:h text:style-name="Heading_20_1" text:outline-level="1">FILTRO RICERCA</text:h>
      <text:p text:style-name="Text_20_body">Poter ricercare le foto con questi filtri:</text:p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4">Evento</text:p>
          </table:table-cell>
          <table:table-cell table:style-name="Tabella2.A1" office:value-type="string">
            <text:p text:style-name="P4">Didascalia</text:p>
          </table:table-cell>
          <table:table-cell table:style-name="Tabella2.C1" office:value-type="string">
            <text:p text:style-name="P4">Operatore</text:p>
          </table:table-cell>
        </table:table-row>
        <table:table-row>
          <table:table-cell table:style-name="Tabella2.A2" office:value-type="string">
            <text:p text:style-name="P4">Giorno</text:p>
          </table:table-cell>
          <table:table-cell table:style-name="Tabella2.A2" office:value-type="string">
            <text:p text:style-name="P4">Numero foto</text:p>
          </table:table-cell>
          <table:table-cell table:style-name="Tabella2.C2" office:value-type="string">
            <text:p text:style-name="P4">(tempo di scatto<text:line-break/>non serve subito)</text:p>
          </table:table-cell>
        </table:table-row>
        <table:table-row>
          <table:table-cell table:style-name="Tabella2.A2" office:value-type="string">
            <text:p text:style-name="P4">Mattino / Pomeriggio / Sera</text:p>
          </table:table-cell>
          <table:table-cell table:style-name="Tabella2.A2" office:value-type="string">
            <text:p text:style-name="P4">Num. stelle</text:p>
          </table:table-cell>
          <table:table-cell table:style-name="Tabella2.C2" office:value-type="string">
            <text:p text:style-name="P4">Bandierine di colore</text:p>
          </table:table-cell>
        </table:table-row>
      </table:table>
      <text:p text:style-name="Text_20_body"/>
      <text:h text:style-name="Heading_20_1" text:outline-level="1">MODIFICHE GRAFICHE</text:h>
      <text:p text:style-name="P6">Per migliorare la velocità, le modifiche grafiche vanno applicate solo sul provino.<text:line-break/>Vanno quindi memorizzate e poi ripetute nello stesso ordine sulla foto originale prima di andare in stampa.</text:p>
      <text:p text:style-name="Text_20_body">Le modifiche grafiche più strane, vengono effettuate attraverso un programma esterno (Gimp). Il programma deve lanciare l'eseguibile esterno e catturare poi di ritorno la foto modificata.</text:p>
      <text:p text:style-name="Text_20_body">Alcune modifiche grafiche, possono essere applicate sulla singola foto, oppure su tutte quelle selezionate.</text:p>
      <text:p text:style-name="Text_20_body">Le modifiche più normali vanno implementate e sono:</text:p>
      <table:table table:name="Tabella1" table:style-name="Tabella1">
        <table:table-column table:style-name="Tabella1.A" table:number-columns-repeated="4"/>
        <table:table-row>
          <table:table-cell table:style-name="Tabella1.A1" office:value-type="string">
            <text:p text:style-name="Table_20_Contents">Ritaglia (crop)</text:p>
          </table:table-cell>
          <table:table-cell table:style-name="Tabella1.A1" office:value-type="string">
            <text:p text:style-name="Table_20_Contents">Luminosità e Contrasto</text:p>
          </table:table-cell>
          <table:table-cell table:style-name="Tabella1.A1" office:value-type="string">
            <text:p text:style-name="Table_20_Contents">Ruota</text:p>
          </table:table-cell>
          <table:table-cell table:style-name="Tabella1.D1" office:value-type="string">
            <text:p text:style-name="Table_20_Contents">Bianco nero</text:p>
          </table:table-cell>
        </table:table-row>
        <table:table-row>
          <table:table-cell table:style-name="Tabella1.A2" office:value-type="string">
            <text:p text:style-name="Table_20_Contents">Seppia</text:p>
          </table:table-cell>
          <table:table-cell table:style-name="Tabella1.A2" office:value-type="string">
            <text:p text:style-name="Table_20_Contents">Cornici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</table:table-row>
      </table:table>
      <text:h text:style-name="Heading_20_1" text:outline-level="1"><text:soft-page-break/></text:h>
      <text:h text:style-name="Heading_20_2" text:outline-level="2">Cornici</text:h>
      <text:p text:style-name="Text_20_body">La cornice deve gestire le trasparenze tramite i canali alfa. </text:p>
      <text:p text:style-name="Text_20_body">La cornice può essere inserita manualmente sulla singola foto tramite tutte le facilitazioni attuali (rotazione, zoom, specchio ecc.ecc.)</text:p>
      <text:p text:style-name="Text_20_body">Dovrebbe ricordasi la geometria per riproporla nelle operazioni analoghe. <text:span text:style-name="T2">Da approfondire</text:span>.</text:p>
      <text:p text:style-name="Text_20_body">Visualizzare la stessa cosa con 20 tra le cornici più belle in modo che il cliente possa scegliere a colpo d'occhio.</text:p>
      <text:h text:style-name="Heading_20_1" text:outline-level="1">FORMATI CARTA E PREZZI</text:h>
      <text:p text:style-name="Text_20_body">Si possono definire i formati carta con il loro prezzo (occhio ai decimali).</text:p>
      <text:p text:style-name="Text_20_body">Questi formati carta devono essere associati ad una stampante per l'invio automatico.</text:p>
      <text:p text:style-name="Text_20_body">Il programma deve prevedere tanti tasti rapidi di stampa quanti sono i formati carta definiti.</text:p>
      <text:h text:style-name="Heading_20_1" text:outline-level="1">STAMPA</text:h>
      <text:p text:style-name="Text_20_body">Quando si stampa, memorizzare tutto il possibile: la singola foto, il fotografo, il prezzo, il formato carta.</text:p>
      <text:h text:style-name="Heading_20_2" text:outline-level="2">Foto</text:h>
      <text:p text:style-name="Text_20_body">Stampa sempre e solo riempiendo l'area stampabile.</text:p>
      <text:p text:style-name="Text_20_body">Stampa con/senza i bordi bianchi opzionale.</text:p>
      <text:p text:style-name="Text_20_body">Stampare sulla foto stampigli configurabili (operatore, giorno, num.foto)</text:p>
      <text:h text:style-name="Heading_20_2" text:outline-level="2">Provini</text:h>
      <text:p text:style-name="Text_20_body">Poter scegliere il numero di provini per numero di righe e colonne (per esempio 5x4, oppure 10x8)</text:p>
      <text:h text:style-name="Heading_20_1" text:outline-level="1">MASTERIZZARE</text:h>
      <text:p text:style-name="Text_20_body">Pilotare direttamente il masterizzatore. </text:p>
      <text:p text:style-name="Text_20_body">Conteggiare tutte le foto masterizzate (ed il prezzo)</text:p>
      <text:h text:style-name="Heading_20_1" text:outline-level="1">GESTIONE CODA DI STAMPA</text:h>
      <text:p text:style-name="Text_20_body">Da dentro il programma, poter richiamare la coda di stampa. Se viene eliminata una stampa, occorre stornare i contatori e gli incassi.</text:p>
      <text:h text:style-name="Heading_20_1" text:outline-level="1">INTERFACCIA UTENTE (UI)</text:h>
      <text:p text:style-name="Text_20_body">Due <text:s/>finestre separate. Una per il lavoro, l'altra per lo slide show.</text:p>
      <text:p text:style-name="Text_20_body">Memorizzare e ripristinare la geometria delle finestre.</text:p>
      <text:p text:style-name="Text_20_body">Interfaccia in stile touch screen. Videate semplici e tasti grossi.<text:line-break/><text:soft-page-break/>Niente menu, niente combo-box che sono scomodi.</text:p>
      <text:p text:style-name="Text_20_body">Possibilmente sfruttare lo schermo in full-screen (come se fosse un video gioco).</text:p>
      <text:p text:style-name="Text_20_body">Alcune funzioni sfruttare la rotella (es: ruota). Provare magari qualcosa con le guesture tipo lo scorrimento (pan).</text:p>
      <text:p text:style-name="Text_20_body">Questa richiesta può causare qualche problema strutturale: Poter applicare alcune modifiche alle immagini, direttamente sulla videata di ricerca/libreria senza dover aprire in grande la foto.</text:p>
      <text:h text:style-name="Heading_20_2" text:outline-level="2">Prospettive</text:h>
      <text:p text:style-name="Text_20_body">Gestire diverse prospettive in modo da dare a disposizione i pulsanti e le funzioni appropriate in quel momento.</text:p>
      <text:p text:style-name="Text_20_body">Le prospettive definite sono:</text:p>
      <text:list xml:id="list20606833" text:style-name="L5">
        <text:list-item>
          <text:p text:style-name="P2">Acquisizione<text:tab/>(scarico foto)</text:p>
        </text:list-item>
        <text:list-item>
          <text:p text:style-name="P2">Libreria<text:tab/>(sistemare foto, taggare)</text:p>
        </text:list-item>
        <text:list-item>
          <text:p text:style-name="P2">Filtro<text:tab/><text:tab/>(riduce dimensione dell'archivio)</text:p>
        </text:list-item>
        <text:list-item>
          <text:p text:style-name="P2">Vendita<text:tab/>(stampare le foto)</text:p>
        </text:list-item>
        <text:list-item>
          <text:p text:style-name="P2">Contabilità<text:tab/>(report e chiusure di cassa)</text:p>
        </text:list-item>
      </text:list>
      <text:h text:style-name="Heading_20_2" text:outline-level="2">Libreria</text:h>
      <text:p text:style-name="Text_20_body">Caricare in memoria tutti i fotogrammi che soddisfano la ricerca. Il movimento (scroll) avanti ed indietro deve essere molto veloce e fluido. Non ci devono essere inciampi.<text:line-break/>Gestire il problema di troppi risultati/paginazione.</text:p>
      <text:h text:style-name="Heading_20_2" text:outline-level="2">SlideShow</text:h>
      <text:p text:style-name="Text_20_body">Lo slideshow può essere alimentato con una collezione generica di foto composta nei modi più disparati.</text:p>
      <text:p text:style-name="Text_20_body">Possibilmente a schermo intero senza bordi. </text:p>
      <text:p text:style-name="Text_20_body">Con identificativo della foto bene in vista.</text:p>
      <text:p text:style-name="Text_20_body">Configurabile per velocità.</text:p>
      <text:p text:style-name="Text_20_body">Intercalare di schermate di pubblicità (ci serve per visualizzare il prezzo della foto).</text:p>
      <text:h text:style-name="Heading_20_1" text:outline-level="1">RACCOLTE O ALBUM</text:h>
      <text:p text:style-name="Text_20_body">Verranno gestite delle raccolte di foto (o album).</text:p>
      <text:p text:style-name="Text_20_body">Gli album possono essere persistiti (memorizzati) per essere richiamati successivamente.</text:p>
      <text:p text:style-name="Text_20_body">Gli album possono essere mandati in stampa direttamente.</text:p>
      <text:p text:style-name="Text_20_body">Gli album possono rimanere in memoria senza essere persistiti. Se l'utente esce dal programma si azzerano.</text:p>
      <text:p text:style-name="Text_20_body">Gli album possono alimentare lo slideshow</text:p>
      <text:h text:style-name="Heading_20_1" text:outline-level="1">REPORT</text:h>
      <text:p text:style-name="Text_20_body">Il programma deve produrre alcuni report di controllo e riepilogo</text:p>
      <text:p text:style-name="Text_20_body">Un report analitico con il dettaglio giornaliero.</text:p>
      <text:p text:style-name="Text_20_body"><text:soft-page-break/>Un report settimanale di controllo. Questo report deve essere stampato su carta fotografica (quindi piccolo formato) e deve stampare un codice a barre con un CRC di verifica degli importi stampti, per impedire la contraffazione (es. con photoshop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#99ccff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161cm" fo:margin-right="0cm" fo:text-indent="-0.76cm" style:auto-text-indent="false" style:page-number="auto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 Bernardini</meta:initial-creator>
    <meta:creation-date>2011-10-05T22:56:31.03</meta:creation-date>
    <dc:date>2011-10-06T01:05:07.10</dc:date>
    <dc:creator>Luca Bernardini</dc:creator>
    <meta:editing-duration>PT2H8M25S</meta:editing-duration>
    <meta:editing-cycles>26</meta:editing-cycles>
    <meta:generator>OpenOffice.org/3.3$Win32 OpenOffice.org_project/330m20$Build-9567</meta:generator>
    <meta:document-statistic meta:table-count="2" meta:image-count="0" meta:object-count="0" meta:page-count="5" meta:paragraph-count="109" meta:word-count="1090" meta:character-count="7333"/>
  </office:meta>
</office:document-meta>
</file>